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1.136cm"/>
    </style:style>
    <style:style style:name="co19" style:family="table-column">
      <style:table-column-properties fo:break-before="auto" style:column-width="1.194cm"/>
    </style:style>
    <style:style style:name="co20" style:family="table-column">
      <style:table-column-properties fo:break-before="auto" style:column-width="4.821cm"/>
    </style:style>
    <style:style style:name="co21" style:family="table-column">
      <style:table-column-properties fo:break-before="auto" style:column-width="10.726cm"/>
    </style:style>
    <style:style style:name="co22" style:family="table-column">
      <style:table-column-properties fo:break-before="auto" style:column-width="7.844cm"/>
    </style:style>
    <style:style style:name="co14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8.747cm"/>
    </style:style>
    <style:style style:name="co25" style:family="table-column">
      <style:table-column-properties fo:break-before="auto" style:column-width="3.905cm"/>
    </style:style>
    <style:style style:name="co9" style:family="table-column">
      <style:table-column-properties fo:break-before="auto" style:column-width="0.764cm"/>
    </style:style>
    <style:style style:name="co10" style:family="table-column">
      <style:table-column-properties fo:break-before="auto" style:column-width="0.995cm"/>
    </style:style>
    <style:style style:name="co11" style:family="table-column">
      <style:table-column-properties fo:break-before="auto" style:column-width="5.352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1.979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0.568cm"/>
    </style:style>
    <style:style style:name="co23" style:family="table-column">
      <style:table-column-properties fo:break-before="auto" style:column-width="1.489cm"/>
    </style:style>
    <style:style style:name="co26" style:family="table-column">
      <style:table-column-properties fo:break-before="auto" style:column-width="2.39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3.47cm"/>
    </style:style>
    <style:style style:name="co29" style:family="table-column">
      <style:table-column-properties fo:break-before="auto" style:column-width="1.88cm"/>
    </style:style>
    <style:style style:name="co30" style:family="table-column">
      <style:table-column-properties fo:break-before="auto" style:column-width="2.822cm"/>
    </style:style>
    <style:style style:name="co31" style:family="table-column">
      <style:table-column-properties fo:break-before="auto" style:column-width="4.586cm"/>
    </style:style>
    <style:style style:name="co32" style:family="table-column">
      <style:table-column-properties fo:break-before="auto" style:column-width="2.863cm"/>
    </style:style>
    <style:style style:name="co33" style:family="table-column">
      <style:table-column-properties fo:break-before="auto" style:column-width="1.6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39" style:family="table-cell" style:parent-style-name="Default">
      <style:table-cell-properties fo:background-color="#fff5ce"/>
    </style:style>
    <style:style style:name="ce341" style:family="table-cell" style:parent-style-name="Default" style:data-style-name="N136">
      <style:table-cell-properties fo:background-color="#fff5ce"/>
    </style:style>
    <style:style style:name="ce343" style:family="table-cell" style:parent-style-name="Default" style:data-style-name="N136"/>
    <style:style style:name="ce344" style:family="table-cell" style:parent-style-name="Default" style:data-style-name="N100">
      <style:table-cell-properties fo:background-color="#fff5ce"/>
    </style:style>
    <style:style style:name="ce345" style:family="table-cell" style:parent-style-name="Default" style:data-style-name="N100"/>
    <style:style style:name="ce346" style:family="table-cell" style:parent-style-name="Default">
      <style:table-cell-properties fo:background-color="#fff5ce" fo:wrap-option="no-wrap"/>
    </style:style>
    <style:style style:name="ce347" style:family="table-cell" style:parent-style-name="Default">
      <style:table-cell-properties fo:wrap-option="no-wrap"/>
    </style:style>
    <style:style style:name="ce3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9" style:family="table-cell" style:parent-style-name="Default">
      <style:table-cell-properties fo:background-color="#b4c7dc"/>
    </style:style>
    <style:style style:name="ce352" style:family="table-cell" style:parent-style-name="Default" style:data-style-name="N171"/>
    <style:style style:name="ce353" style:family="table-cell" style:parent-style-name="Default" style:data-style-name="N171">
      <style:table-cell-properties fo:background-color="#b4c7dc"/>
    </style:style>
    <style:style style:name="ce354" style:family="table-cell" style:parent-style-name="Default">
      <style:table-cell-properties fo:background-color="#ccccc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2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30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49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50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4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9" style:family="table-cell" style:parent-style-name="Default">
      <style:text-properties style:font-name="Verdana" fo:font-size="7pt" style:font-size-asian="7pt" style:font-size-complex="7pt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Verdana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end" fo:margin-left="0cm"/>
      <style:text-properties style:font-name="Verdana" fo:font-size="8pt" style:font-size-asian="8pt" style:font-size-complex="8pt"/>
    </style:style>
    <style:style style:name="ce7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73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end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end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7pt" style:font-size-asian="7pt" style:font-size-complex="7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8pt" fo:font-style="italic" style:font-size-asian="8pt" style:font-style-asian="italic" style:font-size-complex="8pt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10pt" style:font-size-asian="10pt" style:font-size-complex="10pt"/>
    </style:style>
    <style:style style:name="ce83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start" fo:margin-left="0.071c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start" fo:margin-left="0.071cm"/>
      <style:text-properties style:font-name="Verdana" fo:font-size="8pt" style:font-size-asian="8pt" style:font-size-complex="8pt"/>
    </style:style>
    <style:style style:name="ce86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89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start" fo:margin-left="0.071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90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start" fo:margin-left="0.071cm"/>
      <style:text-properties style:font-name="Verdana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Verdana" fo:font-size="7pt" style:font-size-asian="7pt" style:font-size-complex="7pt"/>
    </style:style>
    <style:style style:name="ce116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120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 style:data-style-name="N175">
      <style:text-properties style:font-name="Verdana" fo:font-size="7pt" style:font-size-asian="7pt" style:font-size-complex="7pt"/>
    </style:style>
    <style:style style:name="ce131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134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43" style:family="table-cell" style:parent-style-name="Default" style:data-style-name="N136">
      <style:text-properties style:font-name="Verdana" fo:font-size="7pt" style:font-size-asian="7pt" style:font-size-complex="7pt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4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57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62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94" style:family="table-cell" style:parent-style-name="Default" style:data-style-name="N140">
      <style:text-properties style:font-name="Verdana" fo:font-size="7pt" style:font-size-asian="7pt" style:font-size-complex="7pt"/>
    </style:style>
    <style:style style:name="ce195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219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8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Verdan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3" style:family="table-cell" style:parent-style-name="Default">
      <style:table-cell-properties fo:background-color="#cccccc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66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4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5" style:family="table-cell" style:parent-style-name="Default" style:data-style-name="N99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99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5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8" style:family="table-cell" style:parent-style-name="Default" style:data-style-name="N18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29" style:family="table-cell" style:parent-style-name="Default">
      <style:table-cell-properties fo:background-color="#fff5ce"/>
    </style:style>
    <style:style style:name="ce330" style:family="table-cell" style:parent-style-name="Default" style:data-style-name="N136">
      <style:table-cell-properties fo:background-color="#fff5ce"/>
    </style:style>
    <style:style style:name="ce331" style:family="table-cell" style:parent-style-name="Default" style:data-style-name="N136"/>
    <style:style style:name="ce332" style:family="table-cell" style:parent-style-name="Default" style:data-style-name="N100">
      <style:table-cell-properties fo:background-color="#fff5ce"/>
    </style:style>
    <style:style style:name="ce333" style:family="table-cell" style:parent-style-name="Default" style:data-style-name="N100"/>
    <style:style style:name="ce334" style:family="table-cell" style:parent-style-name="Default">
      <style:table-cell-properties fo:background-color="#fff5ce" fo:wrap-option="no-wrap"/>
    </style:style>
    <style:style style:name="ce335" style:family="table-cell" style:parent-style-name="Default">
      <style:table-cell-properties fo:wrap-option="no-wrap"/>
    </style:style>
    <style:style style:name="ce3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 style:data-style-name="N171"/>
    <style:style style:name="ce350" style:family="table-cell" style:parent-style-name="Default" style:data-style-name="N171">
      <style:table-cell-properties fo:background-color="#b4c7dc"/>
    </style:style>
    <style:style style:name="ce351" style:family="table-cell" style:parent-style-name="Default">
      <style:table-cell-properties fo:background-color="#cccccc"/>
    </style:style>
  </office:automatic-styles>
  <office:body>
    <office:spreadsheet>
      <table:content-validations>
        <table:content-validation table:name="val1" table:condition="of:cell-content-is-in-list([$AllowanceAndCharge.$A$5:.$A$8])" table:allow-empty-cell="true" table:display-list="unsorted" table:base-cell-address="Invoice.A30">
          <table:error-message table:message-type="stop" table:display="true"/>
        </table:content-validation>
        <table:content-validation table:name="val2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3" table:base-cell-address="Invoice.O15">
          <table:error-message table:message-type="stop" table:display="true"/>
        </table:content-validation>
        <table:content-validation table:name="val4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5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6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7" table:condition="of:cell-content-is-in-list([$DocumentTypes.$A$2:.$A$56])" table:allow-empty-cell="true" table:display-list="unsorted" table:base-cell-address="Invoice.L19">
          <table:error-message table:message-type="stop" table:display="true"/>
        </table:content-validation>
        <table:content-validation table:name="val8" table:condition="of:cell-content-is-in-list(&quot;true&quot;;&quot;false&quot;)" table:allow-empty-cell="false" table:display-list="unsorted" table:base-cell-address="AllowanceAndCharge.C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60"/>
        <table:table-column table:style-name="co13" table:default-cell-style-name="ce94"/>
        <table:table-column table:style-name="co15" table:default-cell-style-name="ce116"/>
        <table:table-column table:style-name="co16" table:default-cell-style-name="ce131"/>
        <table:table-column table:style-name="co17" table:default-cell-style-name="ce144"/>
        <table:table-column table:style-name="co23" table:default-cell-style-name="ce157"/>
        <table:table-column table:style-name="co26" table:default-cell-style-name="ce195"/>
        <table:table-column table:style-name="co27" table:default-cell-style-name="ce263"/>
        <table:table-column table:style-name="co28" table:default-cell-style-name="ce25"/>
        <table:table-column table:style-name="co29" table:default-cell-style-name="ce289"/>
        <table:table-column table:style-name="co14" table:number-columns-repeated="3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14" table:number-columns-repeated="49" table:default-cell-style-name="ce23"/>
        <table:table-column table:style-name="co14" table:number-columns-repeated="16316" table:default-cell-style-name="Default"/>
        <table:table-row table:style-name="ro3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26"/>
          <table:table-cell table:style-name="ce26" office:value-type="string" calcext:value-type="string">
            <text:p>42 Milky Way</text:p>
          </table:table-cell>
          <table:table-cell table:style-name="ce26"/>
          <table:table-cell table:style-name="Default" table:number-columns-repeated="2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26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26"/>
          <table:table-cell table:style-name="ce26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ce78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45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8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26" table:formula="of:=[.O7]" office:value-type="string" office:string-value="Globex Corp." calcext:value-type="string">
            <text:p>Globex Corp.</text:p>
          </table:table-cell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26"/>
          <table:table-cell table:style-name="ce239" office:value-type="string" calcext:value-type="string">
            <text:p>Globex Corp.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26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26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45"/>
          <table:table-cell table:style-name="ce162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8"/>
          <table:table-cell table:style-name="ce290" office:value-type="string" calcext:value-type="string">
            <text:p>Buyer city</text:p>
          </table:table-cell>
          <table:table-cell table:style-name="ce26"/>
          <table:table-cell table:style-name="ce26" office:value-type="string" calcext:value-type="string">
            <text:p>Springfield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79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45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26"/>
          <table:table-cell table:style-name="ce26" office:value-type="string" calcext:value-type="string">
            <text:p>DE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ce78"/>
          <table:table-cell table:style-name="ce160"/>
          <table:table-cell table:style-name="ce175" office:value-type="string" calcext:value-type="string">
            <text:p>Your Reference:</text:p>
          </table:table-cell>
          <table:table-cell table:style-name="ce145"/>
          <table:table-cell table:style-name="ce218" office:value-type="string" calcext:value-type="string" table:number-columns-spanned="2" table:number-rows-spanned="1">
            <text:p>dept0815</text:p>
          </table:table-cell>
          <table:covered-table-cell table:style-name="ce248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26"/>
          <table:table-cell table:style-name="ce26" office:value-type="string" calcext:value-type="string">
            <text:p>EUR</text:p>
          </table:table-cell>
          <table:table-cell table:style-name="ce26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Default"/>
          <table:table-cell table:style-name="ce158" office:value-type="string" calcext:value-type="string">
            <text:p>Due Date:</text:p>
          </table:table-cell>
          <table:table-cell table:style-name="ce145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Default" table:number-columns-repeated="2"/>
          <table:table-cell office:value-type="string" calcext:value-type="string">
            <text:p>Invoice No.</text:p>
          </table:table-cell>
          <table:table-cell/>
          <table:table-cell table:style-name="Default" office:value-type="float" office:value="1234567890" calcext:value-type="float">
            <text:p>1234567890</text:p>
          </table:table-cell>
          <table:table-cell table:style-name="ce26" table:number-columns-repeated="1012"/>
          <table:table-cell table:number-columns-repeated="15357"/>
        </table:table-row>
        <table:table-row table:style-name="ro4">
          <table:table-cell table:style-name="Default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ayment by:</text:p>
          </table:table-cell>
          <table:table-cell/>
          <table:table-cell table:style-name="ce231" office:value-type="string" calcext:value-type="string">
            <text:p>Bank Transfer</text:p>
          </table:table-cell>
          <table:table-cell table:style-name="ce250"/>
          <table:table-cell table:style-name="ce269"/>
          <table:table-cell table:style-name="ce211" office:value-type="float" office:value="30" calcext:value-type="float">
            <text:p>30</text:p>
          </table:table-cell>
          <table:table-cell table:style-name="ce290"/>
          <table:table-cell table:style-name="ce26"/>
          <table:table-cell table:style-name="ce242"/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Account manager:</text:p>
          </table:table-cell>
          <table:table-cell/>
          <table:table-cell table:style-name="ce231" office:value-type="string" calcext:value-type="string">
            <text:p>John Doe</text:p>
          </table:table-cell>
          <table:table-cell table:style-name="ce250"/>
          <table:table-cell table:style-name="ce269"/>
          <table:table-cell table:style-name="ce279"/>
          <table:table-cell table:style-name="ce290"/>
          <table:table-cell table:style-name="ce26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email:</text:p>
          </table:table-cell>
          <table:table-cell/>
          <table:table-cell table:style-name="ce231" office:value-type="string" calcext:value-type="string">
            <text:p><text:a xlink:href="mailto:jdoe@acme.com" xlink:type="simple">jdoe@acme.com</text:a></text:p>
          </table:table-cell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IBAN</text:p>
          </table:table-cell>
          <table:table-cell table:style-name="ce26"/>
          <table:table-cell table:style-name="ce145" table:content-validation-name="val3" office:value-type="string" calcext:value-type="string">
            <text:p>DE370800400123456789</text:p>
          </table:table-cell>
          <table:table-cell table:style-name="ce26" table:number-columns-repeated="1012"/>
          <table:table-cell table:number-columns-repeated="15357"/>
        </table:table-row>
        <table:table-row table:style-name="ro5">
          <table:table-cell table:style-name="ce14"/>
          <table:table-cell table:style-name="ce26" table:number-columns-repeated="2"/>
          <table:table-cell/>
          <table:table-cell table:style-name="ce78"/>
          <table:table-cell table:style-name="ce160"/>
          <table:table-cell table:style-name="ce158" office:value-type="string" calcext:value-type="string">
            <text:p>phone:</text:p>
          </table:table-cell>
          <table:table-cell/>
          <table:table-cell table:style-name="ce231" office:value-type="string" calcext:value-type="string">
            <text:p>+49 221 765 43-21</text:p>
          </table:table-cell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BIC/SWIFT</text:p>
          </table:table-cell>
          <table:table-cell table:style-name="ce99"/>
          <table:table-cell table:style-name="Default" office:value-type="string" calcext:value-type="string">
            <text:p>DRESDEFF370</text:p>
          </table:table-cell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26" table:number-columns-repeated="2"/>
          <table:table-cell/>
          <table:table-cell table:style-name="ce79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8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26" table:number-columns-repeated="2"/>
          <table:table-cell/>
          <table:table-cell table:style-name="ce80"/>
          <table:table-cell table:style-name="ce120"/>
          <table:table-cell table:style-name="ce134"/>
          <table:table-cell/>
          <table:table-cell table:style-name="ce162"/>
          <table:table-cell table:number-columns-repeated="2"/>
          <table:table-cell table:style-name="ce223" office:value-type="string" calcext:value-type="string">
            <text:p>Document Type</text:p>
          </table:table-cell>
          <table:table-cell table:style-name="ce266" office:value-type="string" calcext:value-type="string">
            <text:p>Code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4">
          <table:table-cell table:style-name="ce16" table:formula="of:=CONCATENATE([.L19]; &quot; No. &quot;; [.O12])" office:value-type="string" office:string-value="Credit note No. 1234567890" calcext:value-type="string" table:number-columns-spanned="10" table:number-rows-spanned="1">
            <text:p>Credit note No. 1234567890</text:p>
          </table:table-cell>
          <table:covered-table-cell table:number-columns-repeated="2" table:style-name="ce26"/>
          <table:covered-table-cell/>
          <table:covered-table-cell table:style-name="ce98"/>
          <table:covered-table-cell table:style-name="ce120"/>
          <table:covered-table-cell table:style-name="ce134"/>
          <table:covered-table-cell/>
          <table:covered-table-cell table:style-name="ce162"/>
          <table:covered-table-cell/>
          <table:table-cell/>
          <table:table-cell table:style-name="ce279" table:content-validation-name="val7" office:value-type="string" calcext:value-type="string">
            <text:p>Credit note</text:p>
          </table:table-cell>
          <table:table-cell table:style-name="ce298" table:formula="of:=VLOOKUP([.L19]; [DocumentTypes.$A$2:.$B$56]; 2; 0)" office:value-type="float" office:value="381" calcext:value-type="float">
            <text:p>381</text:p>
          </table:table-cell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26" table:number-columns-repeated="3"/>
          <table:table-cell table:style-name="ce63"/>
          <table:table-cell table:style-name="ce98"/>
          <table:table-cell table:style-name="ce120"/>
          <table:table-cell table:style-name="ce134"/>
          <table:table-cell/>
          <table:table-cell table:style-name="ce162"/>
          <table:table-cell table:style-name="ce251"/>
          <table:table-cell table:style-name="ce271"/>
          <table:table-cell table:style-name="ce279"/>
          <table:table-cell table:style-name="ce298"/>
          <table:table-cell table:style-name="Default" table:number-columns-repeated="5"/>
          <table:table-cell table:style-name="ce26" table:number-columns-repeated="1009"/>
          <table:table-cell table:number-columns-repeated="15357"/>
        </table:table-row>
        <table:table-row table:style-name="ro2">
          <table:table-cell table:style-name="ce30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30"/>
          <table:table-cell table:style-name="ce65" office:value-type="string" calcext:value-type="string">
            <text:p>Qty</text:p>
          </table:table-cell>
          <table:table-cell table:style-name="ce83" office:value-type="string" calcext:value-type="string">
            <text:p>Unit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8"/>
          <table:table-cell table:style-name="Default" table:number-columns-repeated="2"/>
          <table:table-cell table:style-name="ce26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66"/>
          <table:table-cell table:style-name="ce84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26" table:number-columns-repeated="1012"/>
          <table:table-cell table:number-columns-repeated="15357"/>
        </table:table-row>
        <table:table-row table:style-name="ro6">
          <table:table-cell table:style-name="ce19" office:value-type="float" office:value="1" calcext:value-type="float">
            <text:p>1</text:p>
          </table:table-cell>
          <table:table-cell table:style-name="ce48" office:value-type="string" calcext:value-type="string" table:number-columns-spanned="2" table:number-rows-spanned="1">
            <text:p>Design</text:p>
          </table:table-cell>
          <table:covered-table-cell table:style-name="ce48"/>
          <table:table-cell table:style-name="ce67" table:content-validation-name="val3" office:value-type="float" office:value="-120" calcext:value-type="float">
            <text:p>-120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-0" calcext:value-type="currency">
            <text:p><text:s/>0.00 €</text:p>
          </table:table-cell>
          <table:table-cell table:style-name="ce254" table:formula="of:=[.$D23]*[.$F23]" office:value-type="currency" office:currency="EUR" office:value="-10200" calcext:value-type="currency">
            <text:p>-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3]; [Units.$A$5:.$B$7]; 2; 0)" office:value-type="string" office:string-value="HUR" calcext:value-type="string">
            <text:p>HUR</text:p>
          </table:table-cell>
          <table:table-cell table:style-name="ce298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 table:number-columns-spanned="2" table:number-rows-spanned="1">
            <text:p>Printer paper 500 sheets</text:p>
          </table:table-cell>
          <table:covered-table-cell table:style-name="ce49"/>
          <table:table-cell table:style-name="ce67" table:content-validation-name="val3" office:value-type="float" office:value="-2" calcext:value-type="float">
            <text:p>-2</text:p>
          </table:table-cell>
          <table:table-cell table:style-name="ce85" table:content-validation-name="val4" office:value-type="string" calcext:value-type="string">
            <text:p>pcs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5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-2.9" calcext:value-type="currency">
            <text:p>- 2.90 €</text:p>
          </table:table-cell>
          <table:table-cell table:style-name="ce254" table:formula="of:=[.$D24]*[.$F24]" office:value-type="currency" office:currency="EUR" office:value="-15.24" calcext:value-type="currency">
            <text:p>-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4]; [Units.$A$5:.$B$7]; 2; 0)" office:value-type="string" office:string-value="H87" calcext:value-type="string">
            <text:p>H87</text:p>
          </table:table-cell>
          <table:table-cell table:style-name="ce298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 table:number-columns-spanned="2" table:number-rows-spanned="1">
            <text:p>Hotel room</text:p>
          </table:table-cell>
          <table:covered-table-cell table:style-name="ce49"/>
          <table:table-cell table:style-name="ce67" table:content-validation-name="val3" office:value-type="float" office:value="-3" calcext:value-type="float">
            <text:p>-3</text:p>
          </table:table-cell>
          <table:table-cell table:style-name="ce85" table:content-validation-name="val4" office:value-type="string" calcext:value-type="string">
            <text:p>days</text:p>
          </table:table-cell>
          <table:table-cell table:style-name="ce165" office:value-type="currency" office:currency="EUR" office:value="187" calcext:value-type="currency">
            <text:p>187.0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5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-39.27" calcext:value-type="currency">
            <text:p>- 39.27 €</text:p>
          </table:table-cell>
          <table:table-cell table:style-name="ce254" table:formula="of:=[.$D25]*[.$F25]" office:value-type="currency" office:currency="EUR" office:value="-561" calcext:value-type="currency">
            <text:p>-561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5]; [Units.$A$5:.$B$7]; 2; 0)" office:value-type="string" office:string-value="DAY" calcext:value-type="string">
            <text:p>DAY</text:p>
          </table:table-cell>
          <table:table-cell table:style-name="ce298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 table:number-columns-spanned="2" table:number-rows-spanned="1">
            <text:p>Setup static site generator</text:p>
          </table:table-cell>
          <table:covered-table-cell table:style-name="ce49"/>
          <table:table-cell table:style-name="ce67" table:content-validation-name="val3" office:value-type="float" office:value="-17" calcext:value-type="float">
            <text:p>-17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-0" calcext:value-type="currency">
            <text:p><text:s/>0.00 €</text:p>
          </table:table-cell>
          <table:table-cell table:style-name="ce254" table:formula="of:=[.$D26]*[.$F26]" office:value-type="currency" office:currency="EUR" office:value="-3315" calcext:value-type="currency">
            <text:p>-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6]; [Units.$A$5:.$B$7]; 2; 0)" office:value-type="string" office:string-value="HUR" calcext:value-type="string">
            <text:p>HUR</text:p>
          </table:table-cell>
          <table:table-cell table:style-name="ce298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 table:number-columns-spanned="2" table:number-rows-spanned="1">
            <text:p>Template programming</text:p>
          </table:table-cell>
          <table:covered-table-cell table:style-name="ce49"/>
          <table:table-cell table:style-name="ce67" table:content-validation-name="val3" office:value-type="float" office:value="-48" calcext:value-type="float">
            <text:p>-48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5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-0" calcext:value-type="currency">
            <text:p><text:s/>0.00 €</text:p>
          </table:table-cell>
          <table:table-cell table:style-name="ce254" table:formula="of:=[.$D27]*[.$F27]" office:value-type="currency" office:currency="EUR" office:value="-9360" calcext:value-type="currency">
            <text:p>-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7]; [Units.$A$5:.$B$7]; 2; 0)" office:value-type="string" office:string-value="HUR" calcext:value-type="string">
            <text:p>HUR</text:p>
          </table:table-cell>
          <table:table-cell table:style-name="ce298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6">
          <table:table-cell table:style-name="ce20" office:value-type="float" office:value="6" calcext:value-type="float">
            <text:p>6</text:p>
          </table:table-cell>
          <table:table-cell table:style-name="ce50" office:value-type="string" calcext:value-type="string" table:number-columns-spanned="2" table:number-rows-spanned="1">
            <text:p>Penetration test</text:p>
          </table:table-cell>
          <table:covered-table-cell table:style-name="ce50"/>
          <table:table-cell table:style-name="ce67" table:content-validation-name="val3" office:value-type="float" office:value="-11" calcext:value-type="float">
            <text:p>-11</text:p>
          </table:table-cell>
          <table:table-cell table:style-name="ce85" table:content-validation-name="val4" office:value-type="string" calcext:value-type="string">
            <text:p>h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5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-0" calcext:value-type="currency">
            <text:p><text:s/>0.00 €</text:p>
          </table:table-cell>
          <table:table-cell table:style-name="ce254" table:formula="of:=[.$D28]*[.$F28]" office:value-type="currency" office:currency="EUR" office:value="-2145" calcext:value-type="currency">
            <text:p>-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8" table:formula="of:=VLOOKUP([.E28]; [Units.$A$5:.$B$7]; 2; 0)" office:value-type="string" office:string-value="HUR" calcext:value-type="string">
            <text:p>HUR</text:p>
          </table:table-cell>
          <table:table-cell table:style-name="ce298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34" office:value-type="string" calcext:value-type="string" table:number-columns-spanned="6" table:number-rows-spanned="1">
            <text:p>Subtotal</text:p>
          </table:table-cell>
          <table:covered-table-cell table:number-columns-repeated="2" table:style-name="ce51"/>
          <table:covered-table-cell table:style-name="ce76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-42.17" calcext:value-type="currency">
            <text:p>- 42.17 €</text:p>
          </table:table-cell>
          <table:table-cell table:style-name="ce256" table:formula="of:=SUM([.J23:.J28])" office:value-type="currency" office:currency="EUR" office:value="-25596.24" calcext:value-type="currency">
            <text:p>-25,596.2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287" office:value-type="string" calcext:value-type="string">
            <text:p>Absolute Amount</text:p>
          </table:table-cell>
          <table:table-cell table:style-name="ce287" office:value-type="string" calcext:value-type="string">
            <text:p>BaseAmount</text:p>
          </table:table-cell>
          <table:table-cell table:style-name="ce301" table:number-columns-repeated="1008"/>
          <table:table-cell table:number-columns-repeated="15357"/>
        </table:table-row>
        <table:table-row table:style-name="ro6">
          <table:table-cell table:style-name="ce36" table:content-validation-name="val1" office:value-type="string" calcext:value-type="string" table:number-columns-spanned="5" table:number-rows-spanned="1">
            <text:p>Freight costs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office:value-type="currency" office:currency="EUR" office:value="-47.9" calcext:value-type="currency">
            <text:p>-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-0" calcext:value-type="currency">
            <text:p><text:s/>0.00 €</text:p>
          </table:table-cell>
          <table:table-cell table:style-name="ce257" table:formula="of:=[.$F30]" office:value-type="currency" office:currency="EUR" office:value="-47.9" calcext:value-type="currency">
            <text:p>-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0]; [AllowanceAndCharge.$A$5:.$C$8]; 2; 0)" office:value-type="string" office:string-value="FC" calcext:value-type="string">
            <text:p>FC</text:p>
          </table:table-cell>
          <table:table-cell table:style-name="ce246" table:formula="of:=VLOOKUP([.$A30]; [AllowanceAndCharge.$A$5:.$C$8]; 3; 0)" office:value-type="string" office:string-value="true" calcext:value-type="string">
            <text:p>true</text:p>
          </table:table-cell>
          <table:table-cell table:style-name="ce285"/>
          <table:table-cell table:style-name="ce298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formula="of:=-ABS([.F30])" office:value-type="float" office:value="-47.9" calcext:value-type="float">
            <text:p>-47.9</text:p>
          </table:table-cell>
          <table:table-cell table:style-name="ce301" table:number-columns-repeated="1009"/>
          <table:table-cell table:number-columns-repeated="15357"/>
        </table:table-row>
        <table:table-row table:style-name="ro6">
          <table:table-cell table:style-name="ce36" table:content-validation-name="val1" office:value-type="string" calcext:value-type="string" table:number-columns-spanned="5" table:number-rows-spanned="1">
            <text:p>Discount</text:p>
          </table:table-cell>
          <table:covered-table-cell table:style-name="Default" table:content-validation-name="val1"/>
          <table:covered-table-cell table:style-name="ce41" table:content-validation-name="val1"/>
          <table:covered-table-cell table:style-name="ce71" table:content-validation-name="val1"/>
          <table:covered-table-cell table:style-name="ce87" table:content-validation-name="val1"/>
          <table:table-cell table:style-name="ce169" table:formula="of:=ROUND(-[.O31]/100*[.J29]; 2)" office:value-type="currency" office:currency="EUR" office:value="-767.89" calcext:value-type="currency">
            <text:p>-767.89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6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-[.$F31]" office:value-type="currency" office:currency="EUR" office:value="767.89" calcext:value-type="currency">
            <text:p>767.89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24" table:content-validation-name="val3" table:formula="of:=VLOOKUP([.$A31]; [AllowanceAndCharge.$A$5:.$C$8]; 2; 0)" office:value-type="float" office:value="95" calcext:value-type="float">
            <text:p>95</text:p>
          </table:table-cell>
          <table:table-cell table:style-name="ce246" table:formula="of:=VLOOKUP([.$A31]; [AllowanceAndCharge.$A$5:.$C$8]; 3; 0)" office:value-type="string" office:string-value="false" calcext:value-type="string">
            <text:p>false</text:p>
          </table:table-cell>
          <table:table-cell table:style-name="ce285" office:value-type="float" office:value="-3" calcext:value-type="float">
            <text:p>-3</text:p>
          </table:table-cell>
          <table:table-cell table:style-name="ce298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formula="of:=-ABS([.F31])" office:value-type="float" office:value="-767.89" calcext:value-type="float">
            <text:p>-767.89</text:p>
          </table:table-cell>
          <table:table-cell table:style-name="ce308" table:formula="of:=[.J29]" office:value-type="currency" office:currency="EUR" office:value="-25596.24" calcext:value-type="currency">
            <text:p>-25,596.24 €</text:p>
          </table:table-cell>
          <table:table-cell table:style-name="ce301" table:number-columns-repeated="1008"/>
          <table:table-cell table:number-columns-repeated="15357"/>
        </table:table-row>
        <table:table-row table:style-name="ro5">
          <table:table-cell table:style-name="ce34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51"/>
          <table:covered-table-cell table:style-name="ce76" office:value-type="string" calcext:value-type="string">
            <text:p>Stk.</text:p>
          </table:covered-table-cell>
          <table:covered-table-cell table:style-name="ce86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-42.17" calcext:value-type="currency">
            <text:p>- 42.17 €</text:p>
          </table:table-cell>
          <table:table-cell table:style-name="ce256" table:formula="of:=SUM([.J30:.J31])" office:value-type="currency" office:currency="EUR" office:value="719.99" calcext:value-type="currency">
            <text:p>719.99 €</text:p>
          </table:table-cell>
          <table:table-cell table:style-name="Default"/>
          <table:table-cell table:style-name="ce286" office:value-type="string" calcext:value-type="string">
            <text:p>AllowanceChargeTotal</text:p>
          </table:table-cell>
          <table:table-cell table:style-name="ce225" office:value-type="string" calcext:value-type="string">
            <text:p>Allowances</text:p>
          </table:table-cell>
          <table:table-cell table:style-name="ce301" table:formula="of:=SUMIF([.$N$30:.$N$32];&quot;false&quot;;[.$R$30:.$R$32])" office:value-type="float" office:value="-767.89" calcext:value-type="float">
            <text:p>-767.89</text:p>
          </table:table-cell>
          <table:table-cell table:style-name="ce295" office:value-type="string" calcext:value-type="string">
            <text:p>Charges</text:p>
          </table:table-cell>
          <table:table-cell table:style-name="ce301" table:formula="of:=SUMIF([.$N$30:.$N$32];&quot;true&quot;;[.$R$30:.$R$32])" office:value-type="float" office:value="-47.9" calcext:value-type="float">
            <text:p>-47.9</text:p>
          </table:table-cell>
          <table:table-cell table:style-name="ce301" table:number-columns-repeated="1011"/>
          <table:table-cell table:number-columns-repeated="15357"/>
        </table:table-row>
        <table:table-row table:style-name="ro5">
          <table:table-cell table:style-name="ce34" office:value-type="string" calcext:value-type="string">
            <text:p>Net Total</text:p>
          </table:table-cell>
          <table:table-cell table:style-name="ce51" table:number-columns-repeated="2"/>
          <table:table-cell table:style-name="ce76"/>
          <table:table-cell table:style-name="ce86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-24876.25" calcext:value-type="currency">
            <text:p>-24,876.25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8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5">
          <table:table-cell table:style-name="ce34" office:value-type="string" calcext:value-type="string">
            <text:p>Tax Breakdown</text:p>
          </table:table-cell>
          <table:table-cell table:style-name="ce51" table:number-columns-repeated="2"/>
          <table:table-cell table:style-name="ce76"/>
          <table:table-cell table:style-name="ce86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-42.17" calcext:value-type="currency">
            <text:p>-42.17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19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5]; [.$J$23:.$J$32])" office:value-type="currency" office:currency="EUR" office:value="-15.24" calcext:value-type="currency">
            <text:p>-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32]; [.$B35]; [.$I$23:.$I$32])" office:value-type="currency" office:currency="EUR" office:value="-2.9" calcext:value-type="currency">
            <text:p>-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299" table:formula="of:=VLOOKUP([.$B35]; [Tax.$A$2:.$D$12];4; 0)" office:value-type="string" office:string-value="[:empty:]" calcext:value-type="string">
            <text:p>[:empty:]</text:p>
          </table:table-cell>
          <table:table-cell table:style-name="ce305"/>
          <table:table-cell table:style-name="ce301" table:number-columns-repeated="1009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S7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6]; [.$J$23:.$J$32])" office:value-type="currency" office:currency="EUR" office:value="-561" calcext:value-type="currency">
            <text:p>-561.0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32]; [.$B36]; [.$I$23:.$I$32])" office:value-type="currency" office:currency="EUR" office:value="-39.27" calcext:value-type="currency">
            <text:p>-39.27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299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AE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7]; [.$J$23:.$J$32])" office:value-type="currency" office:currency="EUR" office:value="-18792.11" calcext:value-type="currency">
            <text:p>-18,792.11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7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299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43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Z</text:p>
          </table:table-cell>
          <table:table-cell table:style-name="ce36"/>
          <table:table-cell table:style-name="ce72"/>
          <table:table-cell table:style-name="ce88"/>
          <table:table-cell table:style-name="ce169" table:formula="of:=SUMIF([.$H$23:.$H$32]; [.$B38]; [.$J$23:.$J$32])" office:value-type="currency" office:currency="EUR" office:value="-3315" calcext:value-type="currency">
            <text:p>-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32]; [.$B38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299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57" office:value-type="string" calcext:value-type="string">
            <text:p>VAT</text:p>
          </table:table-cell>
          <table:table-cell table:style-name="ce35" table:content-validation-name="val2" office:value-type="string" calcext:value-type="string">
            <text:p>K</text:p>
          </table:table-cell>
          <table:table-cell table:style-name="ce108"/>
          <table:table-cell table:style-name="ce73"/>
          <table:table-cell table:style-name="ce89"/>
          <table:table-cell table:style-name="ce169" table:formula="of:=SUMIF([.$H$23:.$H$32]; [.$B39]; [.$J$23:.$J$32])" office:value-type="currency" office:currency="EUR" office:value="-2192.9" calcext:value-type="currency">
            <text:p>-2,192.9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32]; [.$B39]; [.$I$23:.$I$32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299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-42.17" calcext:value-type="currency">
            <text:p>-42.17 €</text:p>
          </table:table-cell>
          <table:table-cell table:style-name="Default"/>
          <table:table-cell table:style-name="ce286"/>
          <table:table-cell table:style-name="ce298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5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75"/>
          <table:covered-table-cell table:style-name="ce90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-24918.42" calcext:value-type="currency">
            <text:p>-24,918.42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5">
          <table:table-cell table:style-name="ce70"/>
          <table:table-cell table:style-name="ce15" table:number-columns-repeated="2"/>
          <table:table-cell table:style-name="ce70"/>
          <table:table-cell table:style-name="ce80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6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7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59"/>
          <table:covered-table-cell table:style-name="ce93"/>
          <table:covered-table-cell table:style-name="ce114"/>
          <table:covered-table-cell table:style-name="ce130"/>
          <table:covered-table-cell table:style-name="ce143"/>
          <table:covered-table-cell table:style-name="ce156"/>
          <table:covered-table-cell table:style-name="ce194"/>
          <table:covered-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59"/>
          <table:table-cell table:style-name="ce93"/>
          <table:table-cell table:style-name="ce114"/>
          <table:table-cell table:style-name="ce130"/>
          <table:table-cell table:style-name="ce143"/>
          <table:table-cell table:style-name="ce156"/>
          <table:table-cell table:style-name="ce194"/>
          <table: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59"/>
          <table:table-cell table:style-name="ce93"/>
          <table:table-cell table:style-name="ce114"/>
          <table:table-cell table:style-name="ce130"/>
          <table:table-cell table:style-name="ce143"/>
          <table:table-cell table:style-name="ce156"/>
          <table:table-cell table:style-name="ce194"/>
          <table:table-cell table:style-name="ce219"/>
          <table:table-cell table:style-name="ce274"/>
          <table:table-cell table:style-name="ce286"/>
          <table:table-cell table:number-columns-repeated="16372"/>
        </table:table-row>
        <table:table-row table:style-name="ro2">
          <table:table-cell table:number-columns-repeated="11"/>
          <table:table-cell table:style-name="ce286"/>
          <table:table-cell table:number-columns-repeated="16372"/>
        </table:table-row>
        <table:table-row table:style-name="ro2">
          <table:table-cell table:formula="of:=CONCATENATE(&quot;Payable without deductions by &quot;; TEXT([.I12]; &quot;MMMM DD, YYYY.&quot;))" office:value-type="string" office:string-value="Payable without deductions by October 08, 2024." calcext:value-type="string">
            <text:p>Payable without deductions by October 08, 2024.</text:p>
          </table:table-cell>
          <table:table-cell table:number-columns-repeated="10"/>
          <table:table-cell table:style-name="ce286" office:value-type="string" calcext:value-type="string">
            <text:p>PaymentTerms</text:p>
          </table:table-cell>
          <table:table-cell table:number-columns-repeated="1637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 table:print="false">
        <table:table-column table:style-name="co18" table:default-cell-style-name="Default"/>
        <table:table-column table:style-name="co19" table:default-cell-style-name="ce331"/>
        <table:table-column table:style-name="co19" table:default-cell-style-name="Default"/>
        <table:table-column table:style-name="co20" table:default-cell-style-name="ce333"/>
        <table:table-column table:style-name="co21" table:default-cell-style-name="ce335"/>
        <table:table-column table:style-name="co22" table:default-cell-style-name="ce335"/>
        <table:table-row table:style-name="ro2">
          <table:table-cell table:style-name="ce329" office:value-type="string" calcext:value-type="string">
            <text:p>Code</text:p>
          </table:table-cell>
          <table:table-cell table:style-name="ce330" office:value-type="string" calcext:value-type="string">
            <text:p>Rate</text:p>
          </table:table-cell>
          <table:table-cell table:style-name="ce329" office:value-type="string" calcext:value-type="string">
            <text:p>ID</text:p>
          </table:table-cell>
          <table:table-cell table:style-name="ce332" office:value-type="string" calcext:value-type="string">
            <text:p>Tax Exemption Reason Code</text:p>
          </table:table-cell>
          <table:table-cell table:style-name="ce334" office:value-type="string" calcext:value-type="string">
            <text:p>Name</text:p>
          </table:table-cell>
          <table:table-cell table:style-name="ce334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3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 table:print="false">
        <table:table-column table:style-name="co14" table:number-columns-repeated="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14" table:default-cell-style-name="ce34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3"/>
          <table:table-cell table:style-name="ce337"/>
        </table:table-row>
        <table:table-row table:style-name="ro2">
          <table:table-cell table:style-name="ce337" office:value-type="string" calcext:value-type="string">
            <text:p>Type</text:p>
          </table:table-cell>
          <table:table-cell table:style-name="ce337" office:value-type="string" calcext:value-type="string">
            <text:p>Code</text:p>
          </table:table-cell>
          <table:table-cell table:style-name="ce337" office:value-type="string" calcext:value-type="string">
            <text:p>Charge?</text:p>
          </table:table-cell>
          <table:table-cell table:style-name="ce337" office:value-type="string" calcext:value-type="string">
            <text:p>Description</text:p>
          </table:table-cell>
          <table:table-cell table:style-name="ce350"/>
          <table:table-cell table:style-name="ce337" table:number-columns-repeated="16378"/>
          <table:table-cell/>
        </table:table-row>
        <table:table-row table:style-name="ro2">
          <table:table-cell office:value-type="string" calcext:value-type="string">
            <text:p>Rush delivery</text:p>
          </table:table-cell>
          <table:table-cell office:value-type="string" calcext:value-type="string">
            <text:p>AAT</text:p>
          </table:table-cell>
          <table:table-cell table:style-name="ce318" table:content-validation-name="val8" office:value-type="string" calcext:value-type="string">
            <text:p>true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eight costs</text:p>
          </table:table-cell>
          <table:table-cell office:value-type="string" calcext:value-type="string">
            <text:p>FC</text:p>
          </table:table-cell>
          <table:table-cell table:style-name="ce318" table:content-validation-name="val8" office:value-type="string" calcext:value-type="string">
            <text:p>true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al agreement</text:p>
          </table:table-cell>
          <table:table-cell table:style-name="ce298" office:value-type="float" office:value="64" calcext:value-type="float">
            <text:p>64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ount</text:p>
          </table:table-cell>
          <table:table-cell table:style-name="ce298" office:value-type="float" office:value="95" calcext:value-type="float">
            <text:p>95</text:p>
          </table:table-cell>
          <table:table-cell table:style-name="ce318" table:content-validation-name="val8" office:value-type="string" calcext:value-type="string">
            <text:p>false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 table:print="false">
        <table:table-column table:style-name="co14" table:number-columns-repeated="2" table:default-cell-style-name="Default"/>
        <table:table-column table:style-name="co14" table:default-cell-style-name="ce342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37" office:value-type="string" calcext:value-type="string">
            <text:p>Name</text:p>
          </table:table-cell>
          <table:table-cell table:style-name="ce337" office:value-type="string" calcext:value-type="string">
            <text:p>Code</text:p>
          </table:table-cell>
          <table:table-cell table:style-name="ce350"/>
          <table:table-cell table:style-name="ce33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8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table table:name="DocumentTypes" table:style-name="ta1" table:print="false"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row table:style-name="ro2">
          <table:table-cell table:style-name="ce351" office:value-type="string" calcext:value-type="string">
            <text:p>Name</text:p>
          </table:table-cell>
          <table:table-cell table:style-name="ce351" office:value-type="string" calcext:value-type="string">
            <text:p>Code</text:p>
          </table:table-cell>
          <table:table-cell table:style-name="ce351" office:value-type="string" calcext:value-type="string">
            <text:p>EN16931 interpretation</text:p>
          </table:table-cell>
        </table:table-row>
        <table:table-row table:style-name="ro2">
          <table:table-cell office:value-type="string" calcext:value-type="string">
            <text:p>Request for paymen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 related to goods or servic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goods or servic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Metered services invoi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related to financial adjustment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note related to financial adjustment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notifica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ing data shee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irect payment valuati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ovisional payment valuatio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valua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terim application for paymen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payment request based on completion of work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yment request for completed unit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 billed credit not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nsolidated credit note - goods and servic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ice variation invoic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 for price variatio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lcredere credit not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Proforma invoic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invoic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mmercial invoice which includes a packing list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redit no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Commission not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bit not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rrected invoic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olidated invoic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repayment invoic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Hire invoic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Tax invoic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Self-billed invoic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Delcredere invoi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invoic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Lease invoic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ignment invoic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ctored credit not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Optical Character Reading (OCR) payment credit not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Debit advic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debi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Reversal of credit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Self billed debit not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credit not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redit Note</text:p>
          </table:table-cell>
        </table:table-row>
        <table:table-row table:style-name="ro2">
          <table:table-cell office:value-type="string" calcext:value-type="string">
            <text:p>Forwarder's invoice discrepancy report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surer's invoic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orwarder's invoic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ort charges document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Invoice information for accounting purpose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reight invoic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laim notification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onsular invoic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construction invoic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Partial final construction invoic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inal construction invoic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s invoic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Inv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 _-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8">
      <number:text loext:blank-width-char="-"> </number:text>
      <number:text-content/>
      <number:text loext:blank-width-char="-"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DRESDEFF370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3:20:30.833698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20DT48M57S</meta:editing-duration>
    <meta:editing-cycles>151</meta:editing-cycles>
    <meta:generator>LibreOffice/24.8.3.2$MacOSX_AARCH64 LibreOffice_project/48a6bac9e7e268aeb4c3483fcf825c94556d9f92</meta:generator>
    <meta:initial-creator>Guido Flohr</meta:initial-creator>
    <dc:date>2025-04-11T13:20:43.554898115</dc:date>
    <meta:document-statistic meta:table-count="5" meta:cell-count="543" meta:object-count="0"/>
  </office:meta>
</office:document-meta>
</file>